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CMReconfigure.setVerbose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Reconfigure.checkOptions( Commandline cm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CMReconfigure.getCcm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Reconfigure.isRecu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Reconfigure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CMReconfigure.CCMReconfig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CMReconfigure.isVerb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Reconfigure.setRecurse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Reconfigure.setCcmProject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